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ImageElementImpl.getIs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mageElementImpl.setSrc(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mageElementImpl.getLowSr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mageElementImpl.ge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mageElementImpl.getUs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mageElementImpl.setUseMap( String use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mageElementImpl.getV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mageElementImpl.get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mageElementImpl.setHspace( String h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mageElementImpl.getB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mageElementImpl.setAlign(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mageElementImpl.setVspace( String v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mageElement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mageElementImpl.getAl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mageElementImpl.setLowSrc( String low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mageElementImpl.HTMLImageElementImpl( HTMLDocumentImpl own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mageElementImpl.getA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mageElementImpl.setBorder( String b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mageElementImpl.setAlt( String a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mageElementImpl.setLongDesc( String long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mageElementImpl.setWidth( String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mageElementImpl.getLongDes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mageElementImp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mageElementImpl.setIsMap( boolean is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mageElementImpl.getH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mageElementImpl.getSr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mageElementImpl.setHeight( String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